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392a" officeooo:paragraph-rsid="0004392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392a" officeooo:paragraph-rsid="0004392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8876" officeooo:paragraph-rsid="0005887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4392a" officeooo:paragraph-rsid="0004392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58876" officeooo:paragraph-rsid="0005887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8876" officeooo:paragraph-rsid="00063d0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63d00" officeooo:paragraph-rsid="00063d0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58876" officeooo:paragraph-rsid="0005887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8876" officeooo:paragraph-rsid="0007ed59" style:font-weight-asian="normal" style:font-weight-complex="normal"/>
    </style:style>
    <style:style style:name="T1" style:family="text">
      <style:text-properties officeooo:rsid="0004392a"/>
    </style:style>
    <style:style style:name="T2" style:family="text">
      <style:text-properties officeooo:rsid="00063d00"/>
    </style:style>
    <style:style style:name="T3" style:family="text">
      <style:text-properties officeooo:rsid="0007e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ISIWEB-PHP SHOPPING BAG 2022-2023</text:p>
      <text:p text:style-name="P1"/>
      <text:p text:style-name="Standard">H<text:span text:style-name="T1">ALVICK</text:span> Thomas</text:p>
      <text:p text:style-name="Standard">B<text:span text:style-name="T1">LUMET</text:span> Thomas</text:p>
      <text:p text:style-name="Standard"/>
      <text:p text:style-name="P2">Répartition des tâches :</text:p>
      <text:p text:style-name="P2"/>
      <text:p text:style-name="P4">Structure du site , architecture MVC et modifications de la base de données : HALVICK Thomas</text:p>
      <text:p text:style-name="P4">Présentation visuelle du site, commande de paiement et génération facture pdf : BLUMET Thomas</text:p>
      <text:p text:style-name="P4"/>
      <text:p text:style-name="P2">Difficultés rencontrées :</text:p>
      <text:p text:style-name="P2"/>
      <text:p text:style-name="P4">HALVICK Thomas : </text:p>
      <text:p text:style-name="P4"/>
      <text:p text:style-name="P4">BLUMET Thomas : -comprendre la structure du site en MVC avec les liens à effectuer</text:p>
      <text:p text:style-name="P4"><text:tab/><text:tab/><text:tab/>- mélange de plusieurs structures de commandes qui complexifie la <text:tab/><text:tab/><text:tab/><text:tab/>compréhension de l’organisation du site</text:p>
      <text:p text:style-name="P4"/>
      <text:p text:style-name="P4"/>
      <text:p text:style-name="P4"/>
      <text:p text:style-name="P4"/>
      <text:p text:style-name="P4"/>
      <text:p text:style-name="P3">Remarques/Conseils d’utilisation :</text:p>
      <text:p text:style-name="P3"/>
      <text:p text:style-name="P5">Lors de l’entrée sur le site, vous pouvez vous connecter en tant que :</text:p>
      <text:p text:style-name="P5">- administrateur :</text:p>
      <text:p text:style-name="P9"><text:span text:style-name="T2"><text:tab/>Login : </text:span><text:span text:style-name="T3">admin </text:span><text:span text:style-name="T2"><text:tab/>Mot de passe : </text:span><text:span text:style-name="T3">thomas</text:span></text:p>
      <text:p text:style-name="P9"/>
      <text:p text:style-name="P6">- client(déjà présent dans la BDD) :</text:p>
      <text:p text:style-name="P7"><text:tab/>Login : thomas<text:tab/>Mot de passe : thomas</text:p>
      <text:p text:style-name="P6"><text:tab/><text:span text:style-name="T2">Login : tblumet<text:tab/>Mot de passe : tblumet</text:span></text:p>
      <text:p text:style-name="P6"><text:tab/><text:span text:style-name="T2">Login : Philippe<text:tab/>Mot de passe : AUDI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2:28:42.324000000</meta:creation-date>
    <dc:date>2023-01-20T15:46:55.791000000</dc:date>
    <meta:editing-duration>PT3H48M12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8" meta:word-count="138" meta:character-count="822" meta:non-whitespace-character-count="689"/>
  </office:meta>
</office:document-meta>
</file>